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ven Up Cake with Pineapple Coconut Frosting</text:p>
      <text:p text:style-name="P1"/>
      <text:p text:style-name="P2">Ingredients:</text:p>
      <text:p text:style-name="P2">Cake:<text:tab/></text:p>
      <text:p text:style-name="P2">1 cup butter, softened</text:p>
      <text:p text:style-name="P2">½ cup vegetable shortening</text:p>
      <text:p text:style-name="P2">2 ½ cups sugar</text:p>
      <text:p text:style-name="P2">5 eggs</text:p>
      <text:p text:style-name="P2">1 teaspoon lemon extract</text:p>
      <text:p text:style-name="P2">3 cups flour</text:p>
      <text:p text:style-name="P2">7 ounces 7UP, at room temperature</text:p>
      <text:p text:style-name="P2"/>
      <text:p text:style-name="P2"/>
      <text:p text:style-name="P2">Frosting:</text:p>
      <text:p text:style-name="P2">1 egg, beaten</text:p>
      <text:p text:style-name="P2">¾ cup sugar</text:p>
      <text:p text:style-name="P2">1tablespoon flour</text:p>
      <text:p text:style-name="P2">2 tablespoons butter</text:p>
      <text:p text:style-name="P2">8 ½ ounce can crushed pineapple, undrained</text:p>
      <text:p text:style-name="P2">3 ½ ounces flaked coconut</text:p>
      <text:p text:style-name="P2"/>
      <text:p text:style-name="P2">Directions: <text:s/>Preheat the oven to 300 degrees. <text:s/>Grease and flour <text:s/>10” tube or Bundt pan and set aside. <text:s/>In a large bowl, with an electric beater, beat together butter &amp; shortening with sugar until light and fluffy, about 4 minutes. <text:s/>Add eggs, one at a time, beating well after each addition and scraping down the sides of the bowl with a rubber spatula. <text:s/>Add lemon extract. <text:s/>Add flour and 7UP alternately, beating after each addition. <text:s/>Spoon batter into prepared pan and bake for 80 minutes or until cake tests done. <text:s/>Remove from oven and place on wire rack to cook for 30 minutes, then turn out cake onto wire rack to cool <text:s/>completely.</text:p>
      <text:p text:style-name="P2"/>
      <text:p text:style-name="P2">Prepare icing: <text:s/>In a small, saucepan, cook egg, sugar, flour, butter and pineapple with juice over very low heat (if heat is too high, the egg will curdle). <text:s/>Stir frequently and cook until thickened, about 15 minutes. <text:s/>Remove from heat. <text:s/>Stir in coconut and blend well. <text:s/>Spread on the cooled cak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11T20:23:31</meta:creation-date>
    <dc:date>2007-11-11T20:32:49</dc:date>
    <meta:print-date>2007-11-11T20:32:14</meta:print-date>
    <meta:editing-cycles>2</meta:editing-cycles>
    <meta:editing-duration>PT9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218" meta:character-count="1271"/>
  </office:meta>
</office:document-meta>
</file>